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e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тудент БГУИР,ФКСиС,<text:span text:style-name="T1">1 курс бакалавриа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6:47:48.728939319</meta:creation-date>
    <dc:date>2024-10-08T16:48:54.214132953</dc:date>
    <meta:editing-duration>PT1M7S</meta:editing-duration>
    <meta:editing-cycles>1</meta:editing-cycles>
    <meta:document-statistic meta:table-count="0" meta:image-count="0" meta:object-count="0" meta:page-count="1" meta:paragraph-count="1" meta:word-count="4" meta:character-count="39" meta:non-whitespace-character-count="36"/>
    <meta:generator>LibreOffice/24.2.5.2$Linux_X86_64 LibreOffice_project/420$Build-2</meta:generator>
  </office:meta>
</office:document-meta>
</file>